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638cm" fo:min-width="3.726cm" fo:padding-top="0.231cm" fo:padding-bottom="0.231cm" fo:padding-left="0.356cm" fo:padding-right="0.356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0.2cm"/>
    </style:style>
    <style:style style:name="gr5" style:family="graphic" style:parent-style-name="objectwithoutfill">
      <style:graphic-properties svg:stroke-width="0.035cm" draw:marker-start="" draw:marker-start-width="0.252cm" draw:marker-end="Rounded_20_large_20_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638cm" fo:min-width="3.988cm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0.302cm"/>
    </style:style>
    <style:style style:name="gr10" style:family="graphic" style:parent-style-name="objectwithoutfill">
      <style:graphic-properties svg:stroke-width="0.035cm" draw:marker-start="Rounded_20_large_20_Arrow" draw:marker-start-width="0.252cm" draw:marker-end="Rounded_20_large_20_Arrow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638cm" fo:min-width="5.188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7.45cm" fo:min-width="18.5cm" fo:padding-top="0.231cm" fo:padding-bottom="0.231cm" fo:padding-left="0.356cm" fo:padding-right="0.356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5pt"/>
    </style:style>
    <style:style style:name="P5" style:family="paragraph">
      <style:paragraph-properties fo:text-align="center"/>
      <style:text-properties fo:font-size="15pt"/>
    </style:style>
    <style:style style:name="P6" style:family="paragraph">
      <style:text-properties fo:font-size="15pt"/>
    </style:style>
    <style:style style:name="P7" style:family="paragraph">
      <loext:graphic-properties draw:fill="none" draw:fill-color="#ffffff"/>
      <style:text-properties fo:font-size="15pt"/>
    </style:style>
    <style:style style:name="P8" style:family="paragraph">
      <loext:graphic-properties draw:fill="none" draw:fill-color="#ffffff"/>
      <style:text-properties fo:font-size="24pt" fo:background-color="#fff200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4pt" fo:background-color="#fff200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16cm" svg:height="1.673cm" svg:x="2.6cm" svg:y="2.9cm">
          <draw:text-box>
            <text:p text:style-name="P1">Page Accueil</text:p>
            <text:p text:style-name="P1"/>
          </draw:text-box>
        </draw:frame>
        <draw:custom-shape draw:style-name="gr2" draw:text-style-name="P3" draw:layer="layout" svg:width="4.438cm" svg:height="1.1cm" svg:x="2.562cm" svg:y="2.93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3cm" svg:y1="4.1cm" svg:x2="4.3cm" svg:y2="27.8cm">
          <text:p/>
        </draw:line>
        <draw:custom-shape draw:style-name="gr4" draw:text-style-name="P5" draw:layer="layout" svg:width="0.7cm" svg:height="2.2cm" svg:x="4cm" svg:y="4.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.4cm" svg:y1="5.7cm" svg:x2="9.5cm" svg:y2="5.7cm">
          <text:p/>
        </draw:line>
        <draw:frame draw:style-name="gr6" draw:text-style-name="P2" draw:layer="layout" svg:width="4.983cm" svg:height="0.962cm" svg:x="7.615cm" svg:y="3.134cm">
          <draw:text-box>
            <text:p text:style-name="P1">Page Principal</text:p>
          </draw:text-box>
        </draw:frame>
        <draw:custom-shape draw:style-name="gr7" draw:text-style-name="P3" draw:layer="layout" svg:width="4.7cm" svg:height="1.1cm" svg:x="7.598cm" svg:y="3.03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998cm" svg:y1="3.834cm" svg:x2="9.998cm" svg:y2="28.134cm">
          <text:p/>
        </draw:line>
        <draw:custom-shape draw:style-name="gr4" draw:text-style-name="P5" draw:layer="layout" svg:width="0.7cm" svg:height="2.2cm" svg:x="9.598cm" svg:y="4.634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3.364cm" svg:height="0.839cm" svg:x="4.774cm" svg:y="4.638cm">
          <draw:text-box>
            <text:p text:style-name="P6">« Let’s Go »</text:p>
          </draw:text-box>
        </draw:frame>
        <draw:custom-shape draw:style-name="gr4" draw:text-style-name="P5" draw:layer="layout" svg:width="0.7cm" svg:height="2.2cm" svg:x="9.698cm" svg:y="7.434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998cm" svg:y1="8.434cm" svg:x2="14.398cm" svg:y2="8.434cm">
          <text:p/>
        </draw:line>
        <draw:frame draw:style-name="gr6" draw:text-style-name="P7" draw:layer="layout" svg:width="3.614cm" svg:height="1.427cm" svg:x="10.584cm" svg:y="6.807cm">
          <draw:text-box>
            <text:p text:style-name="P6">Sélection marque</text:p>
          </draw:text-box>
        </draw:frame>
        <draw:custom-shape draw:style-name="gr4" draw:text-style-name="P5" draw:layer="layout" svg:width="0.7cm" svg:height="2.2cm" svg:x="9.698cm" svg:y="10.334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998cm" svg:y1="11.334cm" svg:x2="14.398cm" svg:y2="11.334cm">
          <text:p/>
        </draw:line>
        <draw:frame draw:style-name="gr6" draw:text-style-name="P7" draw:layer="layout" svg:width="3.614cm" svg:height="1.427cm" svg:x="10.589cm" svg:y="9.851cm">
          <draw:text-box>
            <text:p text:style-name="P6">Sélection</text:p>
            <text:p text:style-name="P6">Téléphone</text:p>
          </draw:text-box>
        </draw:frame>
        <draw:custom-shape draw:style-name="gr4" draw:text-style-name="P5" draw:layer="layout" svg:width="0.7cm" svg:height="2.2cm" svg:x="9.698cm" svg:y="16.934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998cm" svg:y1="17.934cm" svg:x2="14.398cm" svg:y2="17.934cm">
          <text:p/>
        </draw:line>
        <draw:frame draw:style-name="gr8" draw:text-style-name="P7" draw:layer="layout" svg:width="4.314cm" svg:height="2.384cm" svg:x="10.598cm" svg:y="16.634cm">
          <draw:text-box>
            <text:p text:style-name="P6">Voir offre d’achat</text:p>
          </draw:text-box>
        </draw:frame>
        <draw:custom-shape draw:style-name="gr9" draw:text-style-name="P5" draw:layer="layout" svg:width="0.802cm" svg:height="3cm" svg:x="9.698cm" svg:y="24.1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0.6cm" svg:y1="26.4cm" svg:x2="15.1cm" svg:y2="26.366cm">
          <text:p/>
        </draw:line>
        <draw:frame draw:style-name="gr11" draw:text-style-name="P7" draw:layer="layout" svg:width="4.4cm" svg:height="2.603cm" svg:x="10.6cm" svg:y="23.573cm">
          <draw:text-box>
            <text:p text:style-name="P6">Ajout / suppression téléphone au comparateur</text:p>
          </draw:text-box>
        </draw:frame>
        <draw:frame draw:style-name="gr6" draw:text-style-name="P2" draw:layer="layout" svg:width="4.983cm" svg:height="0.962cm" svg:x="12.915cm" svg:y="5.672cm">
          <draw:text-box>
            <text:p text:style-name="P1">Page Principal</text:p>
          </draw:text-box>
        </draw:frame>
        <draw:custom-shape draw:style-name="gr7" draw:text-style-name="P3" draw:layer="layout" svg:width="4.7cm" svg:height="1.1cm" svg:x="12.798cm" svg:y="5.53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61cm" svg:y1="6.673cm" svg:x2="14.598cm" svg:y2="14.934cm">
          <text:p/>
        </draw:line>
        <draw:custom-shape draw:style-name="gr4" draw:text-style-name="P5" draw:layer="layout" svg:width="0.7cm" svg:height="2.2cm" svg:x="9.698cm" svg:y="13.234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998cm" svg:y1="14.234cm" svg:x2="14.398cm" svg:y2="14.234cm">
          <text:p/>
        </draw:line>
        <draw:frame draw:style-name="gr6" draw:text-style-name="P7" draw:layer="layout" svg:width="3.5cm" svg:height="1.427cm" svg:x="10.698cm" svg:y="12.907cm">
          <draw:text-box>
            <text:p text:style-name="P6">Trier liste téléphone</text:p>
          </draw:text-box>
        </draw:frame>
        <draw:custom-shape draw:style-name="gr4" draw:text-style-name="P5" draw:layer="layout" svg:width="0.7cm" svg:height="2.2cm" svg:x="9.698cm" svg:y="19.734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998cm" svg:y1="20.734cm" svg:x2="14.398cm" svg:y2="20.734cm">
          <text:p/>
        </draw:line>
        <draw:frame draw:style-name="gr8" draw:text-style-name="P7" draw:layer="layout" svg:width="4.314cm" svg:height="2.384cm" svg:x="10.584cm" svg:y="19.034cm">
          <draw:text-box>
            <text:p text:style-name="P6">Voir </text:p>
            <text:p text:style-name="P6">Article + Test</text:p>
          </draw:text-box>
        </draw:frame>
        <draw:frame draw:style-name="gr6" draw:text-style-name="P2" draw:layer="layout" svg:width="4.983cm" svg:height="0.962cm" svg:x="12.815cm" svg:y="15.472cm">
          <draw:text-box>
            <text:p text:style-name="P1">Internet</text:p>
          </draw:text-box>
        </draw:frame>
        <draw:custom-shape draw:style-name="gr7" draw:text-style-name="P3" draw:layer="layout" svg:width="4.7cm" svg:height="1.1cm" svg:x="12.698cm" svg:y="15.33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51cm" svg:y1="16.473cm" svg:x2="14.5cm" svg:y2="21.4cm">
          <text:p/>
        </draw:line>
        <draw:frame draw:style-name="gr12" draw:text-style-name="P2" draw:layer="layout" svg:width="5.983cm" svg:height="1.673cm" svg:x="12.815cm" svg:y="22.164cm">
          <draw:text-box>
            <text:p text:style-name="P1">Page Comparateur</text:p>
          </draw:text-box>
        </draw:frame>
        <draw:custom-shape draw:style-name="gr13" draw:text-style-name="P3" draw:layer="layout" svg:width="5.9cm" svg:height="1.1cm" svg:x="12.733cm" svg:y="22.02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1cm" svg:y1="23.304cm" svg:x2="15.088cm" svg:y2="28.165cm">
          <text:p/>
        </draw:line>
        <draw:frame draw:style-name="gr1" draw:text-style-name="P8" draw:layer="layout" svg:width="4.261cm" svg:height="1.195cm" svg:x="1.2cm" svg:y="1.4cm">
          <draw:text-box>
            <text:p><text:span text:style-name="T1">Utilisateur</text:span></text:p>
          </draw:text-box>
        </draw:frame>
        <draw:custom-shape draw:style-name="gr14" draw:text-style-name="P9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20:48:46.406000000</meta:creation-date>
    <dc:date>2019-06-13T21:41:51.336000000</dc:date>
    <meta:editing-duration>PT3M44S</meta:editing-duration>
    <meta:editing-cycles>1</meta:editing-cycles>
    <meta:document-statistic meta:object-count="39"/>
    <meta:generator>LibreOffice/6.0.6.2$Windows_X86_64 LibreOffice_project/0c292870b25a325b5ed35f6b45599d2ea4458e77</meta:generator>
  </office:meta>
</office:document-meta>
</file>